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5" style:family="table-cell" style:parent-style-name="Default" style:data-style-name="N0"/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30"/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4"/>
        </table:table-row>
        <table:table-row table:style-name="ro3">
          <table:table-cell table:style-name="ce1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6">
          <table:table-cell table:style-name="ce1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/>
        </table:table-row>
        <table:table-row table:style-name="ro7">
          <table:table-cell table:style-name="ce1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4"/>
        </table:table-row>
        <table:table-row table:style-name="ro7">
          <table:table-cell table:style-name="ce1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table:style-name="ce1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  <table:table-cell/>
        </table:table-row>
        <table:table-row table:style-name="ro8">
          <table:table-cell table:style-name="ce1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1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</table:table-row>
        <table:table-row table:style-name="ro10">
          <table:table-cell table:style-name="ce1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</table:table-row>
        <table:table-row table:style-name="ro10">
          <table:table-cell table:style-name="ce1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.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6">
          <table:table-cell table:style-name="ce1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8">
          <table:table-cell table:style-name="ce1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4"/>
        </table:table-row>
        <table:table-row table:style-name="ro10">
          <table:table-cell table:style-name="ce1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4"/>
        </table:table-row>
        <table:table-row table:style-name="ro8">
          <table:table-cell table:style-name="ce1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</table:table-row>
        <table:table-row table:style-name="ro9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  <table:table-cell/>
        </table:table-row>
        <table:table-row table:style-name="ro9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10">
          <table:table-cell table:style-name="ce1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  <table:table-cell/>
        </table:table-row>
        <table:table-row table:style-name="ro12">
          <table:table-cell table:style-name="ce1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office:value-type="string" calcext:value-type="string">
            <text:p>node.style</text:p>
          </table:table-cell>
        </table:table-row>
        <table:table-row table:style-name="ro8">
          <table:table-cell table:style-name="ce1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4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0">
          <table:table-cell table:style-name="ce1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7">
          <table:table-cell table:style-name="ce1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 table:style-name="ce16" office:value-type="string" calcext:value-type="string">
            <text:p>(Is this really relevant for an algorithm animation language? -Artturi)</text:p>
          </table:table-cell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2" table:number-rows-repeated="1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ulukko1.A3:Taulukko1.J7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18:01:36.795120961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1-07-02T18:01:44.930505284</dc:date>
    <meta:editing-duration>PT8H24M50S</meta:editing-duration>
    <meta:editing-cycles>66</meta:editing-cycles>
    <meta:generator>LibreOffice/6.4.7.2$Linux_X86_64 LibreOffice_project/40$Build-2</meta:generator>
    <meta:document-statistic meta:table-count="1" meta:cell-count="476" meta:object-count="0"/>
  </office:meta>
</office:document-meta>
</file>